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pple Symbols" svg:font-family="'Apple Symbols'" style:font-pitch="variable"/>
    <style:font-face style:name="Arial Hebrew" svg:font-family="'Arial Hebrew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P1" style:family="paragraph" style:parent-style-name="Heading_20_1">
      <style:paragraph-properties fo:break-before="page"/>
      <style:text-properties officeooo:rsid="0012f0f4" officeooo:paragraph-rsid="0012f0f4"/>
    </style:style>
    <style:style style:name="P2" style:family="paragraph" style:parent-style-name="Heading_20_1">
      <style:text-properties officeooo:rsid="0012f0f4" officeooo:paragraph-rsid="0012f0f4"/>
    </style:style>
    <style:style style:name="P3" style:family="paragraph" style:parent-style-name="Heading_20_1">
      <style:text-properties officeooo:rsid="00148236" officeooo:paragraph-rsid="00148236"/>
    </style:style>
    <style:style style:name="P4" style:family="paragraph" style:parent-style-name="Preformatted_20_Text">
      <style:text-properties style:font-name="Liberation Serif" fo:font-size="9pt" style:font-size-asian="9pt" style:font-size-complex="9pt"/>
    </style:style>
    <style:style style:name="P5" style:family="paragraph" style:parent-style-name="Preformatted_20_Text">
      <style:text-properties style:font-name="Liberation Serif" fo:font-size="8pt" style:font-size-asian="8pt" style:font-size-complex="8pt"/>
    </style:style>
    <style:style style:name="P6" style:family="paragraph" style:parent-style-name="Preformatted_20_Text">
      <style:text-properties style:font-name="Apple Symbols" fo:font-size="9pt" style:font-size-asian="9pt" style:font-size-complex="9pt"/>
    </style:style>
    <style:style style:name="P7" style:family="paragraph" style:parent-style-name="Preformatted_20_Text">
      <style:text-properties style:font-name="Courier New"/>
    </style:style>
    <style:style style:name="P8" style:family="paragraph" style:parent-style-name="Preformatted_20_Text">
      <style:text-properties style:font-name="Courier New" fo:font-size="9pt" style:font-size-asian="7.84999990463257pt" style:font-size-complex="9pt"/>
    </style:style>
    <style:style style:name="P9" style:family="paragraph" style:parent-style-name="Preformatted_20_Text">
      <style:text-properties style:font-name="Helvetica" fo:font-size="9pt" style:font-size-asian="9pt" style:font-size-complex="9pt"/>
    </style:style>
    <style:style style:name="P10" style:family="paragraph" style:parent-style-name="Text_20_body">
      <style:text-properties officeooo:rsid="0012f0f4" officeooo:paragraph-rsid="0012f0f4"/>
    </style:style>
    <style:style style:name="P11" style:family="paragraph" style:parent-style-name="Text_20_body">
      <style:text-properties officeooo:paragraph-rsid="0012f0f4"/>
    </style:style>
    <style:style style:name="P12" style:family="paragraph" style:parent-style-name="Text_20_body">
      <style:paragraph-properties fo:break-before="page"/>
      <style:text-properties officeooo:paragraph-rsid="0012f0f4"/>
    </style:style>
    <style:style style:name="P13" style:family="paragraph" style:parent-style-name="Text_20_body">
      <style:text-properties officeooo:rsid="00148236" officeooo:paragraph-rsid="00148236"/>
    </style:style>
    <style:style style:name="P14" style:family="paragraph" style:parent-style-name="Text_20_body">
      <style:text-properties officeooo:paragraph-rsid="00148236"/>
    </style:style>
    <style:style style:name="P15" style:family="paragraph" style:parent-style-name="Title">
      <style:text-properties officeooo:rsid="0012f0f4" officeooo:paragraph-rsid="0012f0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uricata on Thya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10"/>
      <text:h text:style-name="P1" text:outline-level="1">Install</text:h>
      <text:p text:style-name="P11"/>
      <text:p text:style-name="P11"><text:a xlink:type="simple" xlink:href="https://letsdefend.io/blog/how-to-install-and-configure-suricata-on-ubuntu" text:style-name="Internet_20_link" text:visited-style-name="Visited_20_Internet_20_Link">https://letsdefend.io/blog/how-to-install-and-configure-suricata-on-ubuntu</text:a></text:p>
      <text:p text:style-name="P11"/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4">thya@thya:~$ sudo apt update</text:p>
            <text:p text:style-name="P4">[sudo] password for thya:</text:p>
            <text:p text:style-name="P4">Get:1 http://security.ubuntu.com/ubuntu noble-security InRelease [126 kB]</text:p>
            <text:p text:style-name="P4">Ign:2 http://archive.canonical.com noble InRelease</text:p>
            <text:p text:style-name="P4">Hit:3 http://archive.ubuntu.com/ubuntu noble InRelease</text:p>
            <text:p text:style-name="P4">Ign:4 http://archive.canonical.com/ubuntu noble InRelease</text:p>
            <text:p text:style-name="P4">Get:5 http://archive.ubuntu.com/ubuntu noble-updates InRelease [126 kB]</text:p>
            <text:p text:style-name="P4">Err:6 http://archive.canonical.com noble Release</text:p>
            <text:p text:style-name="P4"><text:s text:c="2"/>404 <text:s/>Not Found [IP: 91.189.91.15 80]</text:p>
            <text:p text:style-name="P4">Err:7 http://archive.canonical.com/ubuntu noble Release</text:p>
            <text:p text:style-name="P4"><text:s text:c="2"/>404 <text:s/>Not Found [IP: 91.189.91.15 80]</text:p>
            <text:p text:style-name="P4">Get:8 http://archive.ubuntu.com/ubuntu noble-backports InRelease [126 kB]</text:p>
            <text:p text:style-name="P4">Get:9 http://security.ubuntu.com/ubuntu noble-security/main amd64 Packages [782 kB]</text:p>
            <text:p text:style-name="P4">Get:10 http://archive.ubuntu.com/ubuntu noble-updates/main amd64 Packages [1,057 kB]</text:p>
            <text:p text:style-name="P4">Get:11 http://security.ubuntu.com/ubuntu noble-security/main amd64 Components [21.5 kB]</text:p>
            <text:p text:style-name="P4">Get:12 http://security.ubuntu.com/ubuntu noble-security/restricted amd64 Components [212 B]</text:p>
            <text:p text:style-name="P4">Get:13 http://security.ubuntu.com/ubuntu noble-security/universe amd64 Components [52.2 kB]</text:p>
            <text:p text:style-name="P4">Get:14 http://security.ubuntu.com/ubuntu noble-security/multiverse amd64 Components [212 B]</text:p>
            <text:p text:style-name="P4">Get:15 http://archive.ubuntu.com/ubuntu noble-updates/main Translation-en [227 kB]</text:p>
            <text:p text:style-name="P4">Get:16 http://archive.ubuntu.com/ubuntu noble-updates/main amd64 Components [161 kB]</text:p>
            <text:p text:style-name="P4">Get:17 http://archive.ubuntu.com/ubuntu noble-updates/restricted amd64 Packages [1,062 kB]</text:p>
            <text:p text:style-name="P4">Get:18 http://archive.ubuntu.com/ubuntu noble-updates/restricted Translation-en [220 kB]</text:p>
            <text:p text:style-name="P4">Get:19 http://archive.ubuntu.com/ubuntu noble-updates/restricted amd64 Components [212 B]</text:p>
            <text:p text:style-name="P4">Get:20 http://archive.ubuntu.com/ubuntu noble-updates/universe amd64 Packages [1,060 kB]</text:p>
            <text:p text:style-name="P4">Get:21 http://archive.ubuntu.com/ubuntu noble-updates/universe Translation-en [268 kB]</text:p>
            <text:p text:style-name="P4">Get:22 http://archive.ubuntu.com/ubuntu noble-updates/universe amd64 Components [376 kB]</text:p>
            <text:p text:style-name="P4">Get:23 http://archive.ubuntu.com/ubuntu noble-updates/multiverse amd64 Packages [21.7 kB]</text:p>
            <text:p text:style-name="P4">Get:24 http://archive.ubuntu.com/ubuntu noble-updates/multiverse amd64 Components [940 B]</text:p>
            <text:p text:style-name="P4">Get:25 http://archive.ubuntu.com/ubuntu noble-backports/main amd64 Components [7,080 B]</text:p>
            <text:p text:style-name="P4">Get:26 http://archive.ubuntu.com/ubuntu noble-backports/restricted amd64 Components [216 B]</text:p>
            <text:p text:style-name="P4">Get:27 http://archive.ubuntu.com/ubuntu noble-backports/universe amd64 Components [16.4 kB]</text:p>
            <text:p text:style-name="P4">Get:28 http://archive.ubuntu.com/ubuntu noble-backports/multiverse amd64 Components [212 B]</text:p>
            <text:p text:style-name="P4">Hit:29 https://ppa.launchpadcontent.net/lucioc/sayonara/ubuntu noble InRelease</text:p>
            <text:p text:style-name="P4">Ign:30 https://ppa.launchpadcontent.net/starws-box/deadbeef-player/ubuntu noble InRelease</text:p>
            <text:p text:style-name="P4">Get:31 https://ppa.launchpadcontent.net/videolan/master-daily/ubuntu noble InRelease [18.1 kB]</text:p>
            <text:p text:style-name="P4">Err:32 https://ppa.launchpadcontent.net/starws-box/deadbeef-player/ubuntu noble Release</text:p>
            <text:p text:style-name="P4"><text:s text:c="2"/>404 <text:s/>Not Found [IP: 185.125.190.80 443]</text:p>
            <text:p text:style-name="P4">Get:33 https://ppa.launchpadcontent.net/videolan/master-daily/ubuntu noble/main amd64 Packages [5,044 B]</text:p>
            <text:p text:style-name="P4">Reading package lists... Done</text:p>
            <text:p text:style-name="P4">E: The repository 'http://archive.canonical.com noble Release' does not have a Release file.</text:p>
            <text:p text:style-name="P4">N: Updating from such a repository can't be done securely, and is therefore disabled by default.</text:p>
            <text:p text:style-name="P4">N: See apt-secure(8) manpage for repository creation and user configuration details.</text:p>
            <text:p text:style-name="P4">E: The repository 'http://archive.canonical.com/ubuntu noble Release' does not have a Release file.</text:p>
            <text:p text:style-name="P4">N: Updating from such a repository can't be done securely, and is therefore disabled by default.</text:p>
            <text:p text:style-name="P4">N: See apt-secure(8) manpage for repository creation and user configuration details.</text:p>
            <text:p text:style-name="P4">E: The repository 'https://ppa.launchpadcontent.net/starws-box/deadbeef-player/ubuntu noble Release' does not have a Release file.</text:p>
            <text:p text:style-name="P4">N: Updating from such a repository can't be done securely, and is therefore disabled by default.</text:p>
            <text:p text:style-name="P4">N: See apt-secure(8) manpage for repository creation and user configuration details.</text:p>
            <text:p text:style-name="P4">thya@thya:~$</text:p>
          </table:table-cell>
        </table:table-row>
      </table:table>
      <text:p text:style-name="P11"/>
      <text:p text:style-name="P11"/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thya@thya:~$ sudo apt-get install suricata -y</text:p>
            <text:p text:style-name="P6">Reading package lists... Done</text:p>
            <text:p text:style-name="P6">Building dependency tree... Done</text:p>
            <text:p text:style-name="P6">Reading state information... Done</text:p>
            <text:p text:style-name="P6">The following additional packages will be installed:</text:p>
            <text:p text:style-name="P6"><text:s text:c="2"/>isa-support libevent-pthreads-2.1-7t64 libfdt1 libhiredis1.1.0 libhtp2 libhyperscan5 libluajit-5.1-2 libluajit-5.1-common libnet1</text:p>
            <text:p text:style-name="P6"><text:s text:c="2"/>libnetfilter-log1 libnetfilter-queue1 librte-bus-pci24 librte-bus-vdev24 librte-eal24 librte-ethdev24 librte-hash24 librte-ip-frag24</text:p>
            <text:p text:style-name="P6"><text:s text:c="2"/>librte-kvargs24 librte-log24 librte-mbuf24 librte-mempool24 librte-meter24 librte-net-bond24 librte-net24 librte-pci24 librte-rcu24</text:p>
            <text:p text:style-name="P6"><text:s text:c="2"/>librte-ring24 librte-sched24 librte-telemetry24 libxdp1 oinkmaster snort-rules-default sse3-support suricata-update</text:p>
            <text:p text:style-name="P6">Suggested packages:</text:p>
            <text:p text:style-name="P6"><text:s text:c="2"/>snort | snort-pgsql | snort-mysql libtcmalloc-minimal4</text:p>
            <text:p text:style-name="P6">The following NEW packages will be installed:</text:p>
            <text:p text:style-name="P6"><text:s text:c="2"/>isa-support libevent-pthreads-2.1-7t64 libfdt1 libhiredis1.1.0 libhtp2 libhyperscan5 libluajit-5.1-2 libluajit-5.1-common libnet1</text:p>
            <text:p text:style-name="P6"><text:s text:c="2"/>libnetfilter-log1 libnetfilter-queue1 librte-bus-pci24 librte-bus-vdev24 librte-eal24 librte-ethdev24 librte-hash24 librte-ip-frag24</text:p>
            <text:p text:style-name="P6"><text:s text:c="2"/>librte-kvargs24 librte-log24 librte-mbuf24 librte-mempool24 librte-meter24 librte-net-bond24 librte-net24 librte-pci24 librte-rcu24</text:p>
            <text:p text:style-name="P6"><text:s text:c="2"/>librte-ring24 librte-sched24 librte-telemetry24 libxdp1 oinkmaster snort-rules-default sse3-support suricata suricata-update</text:p>
            <text:p text:style-name="P6">0 upgraded, 35 newly installed, 0 to remove and 29 not upgraded.</text:p>
            <text:p text:style-name="P6">1 not fully installed or removed.</text:p>
            <text:p text:style-name="P6">Need to get 7,414 kB of archives.</text:p>
            <text:p text:style-name="P6">After this operation, 32.7 MB of additional disk space will be used.</text:p>
            <text:p text:style-name="P6">Get:1 http://archive.ubuntu.com/ubuntu noble/universe amd64 isa-support amd64 21build1 [16.7 kB]</text:p>
            <text:p text:style-name="P6">Get:2 http://archive.ubuntu.com/ubuntu noble/universe amd64 sse3-support amd64 21build1 [3,406 B]</text:p>
            <text:p text:style-name="P6">Get:3 http://archive.ubuntu.com/ubuntu noble/main amd64 libevent-pthreads-2.1-7t64 amd64 2.1.12-stable-9ubuntu2 [7,982 B]</text:p>
            <text:p text:style-name="P6">Get:4 http://archive.ubuntu.com/ubuntu noble/universe amd64 libhiredis1.1.0 amd64 1.2.0-6ubuntu3 [41.4 kB]</text:p>
            <text:p text:style-name="P6">Get:5 http://archive.ubuntu.com/ubuntu noble/universe amd64 libhtp2 amd64 1:0.5.46-1ubuntu2 [71.0 kB]</text:p>
            <text:p text:style-name="P6">Get:6 http://archive.ubuntu.com/ubuntu noble/universe amd64 libhyperscan5 amd64 5.4.2-2 [2,827 kB]</text:p>
            <text:p text:style-name="P6">Get:7 http://archive.ubuntu.com/ubuntu noble/universe amd64 libluajit-5.1-common all 2.1.0+git20231223.c525bcb+dfsg-1 [49.2 kB]</text:p>
            <text:p text:style-name="P6">Get:8 http://archive.ubuntu.com/ubuntu noble/universe amd64 libluajit-5.1-2 amd64 2.1.0+git20231223.c525bcb+dfsg-1 [275 kB]</text:p>
            <text:p text:style-name="P6">Get:9 http://archive.ubuntu.com/ubuntu noble/main amd64 libnet1 amd64 1.1.6+dfsg-3.2build1 [44.5 kB]</text:p>
            <text:p text:style-name="P6">Get:10 http://archive.ubuntu.com/ubuntu noble/universe amd64 libnetfilter-log1 amd64 1.0.2-4build1 [13.8 kB]</text:p>
            <text:p text:style-name="P6">Get:11 http://archive.ubuntu.com/ubuntu noble/universe amd64 libnetfilter-queue1 amd64 1.0.5-4build1 [15.1 kB]</text:p>
            <text:p text:style-name="P6">Get:12 http://archive.ubuntu.com/ubuntu noble/main amd64 libfdt1 amd64 1.7.0-2build1 [20.1 kB]</text:p>
            <text:p text:style-name="P6">Get:13 http://archive.ubuntu.com/ubuntu noble-updates/main amd64 librte-log24 amd64 23.11-1ubuntu0.1 [19.2 kB]</text:p>
            <text:p text:style-name="P6">Get:14 http://archive.ubuntu.com/ubuntu noble-updates/main amd64 librte-kvargs24 amd64 23.11-1ubuntu0.1 [6,356 B]</text:p>
            <text:p text:style-name="P6">Get:15 http://archive.ubuntu.com/ubuntu noble-updates/main amd64 librte-telemetry24 amd64 23.11-1ubuntu0.1 [15.8 kB]</text:p>
            <text:p text:style-name="P6">Get:16 http://archive.ubuntu.com/ubuntu noble-updates/main amd64 librte-eal24 amd64 23.11-1ubuntu0.1 [151 kB]</text:p>
            <text:p text:style-name="P6">Get:17 http://archive.ubuntu.com/ubuntu noble-updates/main amd64 librte-ring24 amd64 23.11-1ubuntu0.1 [7,956 B]</text:p>
            <text:p text:style-name="P6">Get:18 http://archive.ubuntu.com/ubuntu noble-updates/main amd64 librte-mempool24 amd64 23.11-1ubuntu0.1 [19.4 kB]</text:p>
            <text:p text:style-name="P6">Get:19 http://archive.ubuntu.com/ubuntu noble-updates/main amd64 librte-mbuf24 amd64 23.11-1ubuntu0.1 [25.7 kB]</text:p>
            <text:p text:style-name="P6">Get:20 http://archive.ubuntu.com/ubuntu noble-updates/main amd64 librte-meter24 amd64 23.11-1ubuntu0.1 [6,466 B]</text:p>
            <text:p text:style-name="P6">Get:21 http://archive.ubuntu.com/ubuntu noble-updates/main amd64 librte-net24 amd64 23.11-1ubuntu0.1 [13.0 kB]</text:p>
            <text:p text:style-name="P6">Get:22 http://archive.ubuntu.com/ubuntu noble-updates/main amd64 librte-ethdev24 amd64 23.11-1ubuntu0.1 [127 kB]</text:p>
            <text:p text:style-name="P6">Get:23 http://archive.ubuntu.com/ubuntu noble-updates/main amd64 librte-pci24 amd64 23.11-1ubuntu0.1 [6,216 B]</text:p>
            <text:p text:style-name="P6">Get:24 http://archive.ubuntu.com/ubuntu noble-updates/main amd64 librte-bus-pci24 amd64 23.11-1ubuntu0.1 [25.4 kB]</text:p>
            <text:p text:style-name="P6">Get:25 http://archive.ubuntu.com/ubuntu noble-updates/main amd64 librte-bus-vdev24 amd64 23.11-1ubuntu0.1 [10.5 kB]</text:p>
            <text:p text:style-name="P6">Get:26 http://archive.ubuntu.com/ubuntu noble-updates/main amd64 librte-rcu24 amd64 23.11-1ubuntu0.1 [11.1 kB]</text:p>
            <text:p text:style-name="P6">Get:27 http://archive.ubuntu.com/ubuntu noble-updates/main amd64 librte-hash24 amd64 23.11-1ubuntu0.1 [36.7 kB]</text:p>
            <text:p text:style-name="P6">Get:28 http://archive.ubuntu.com/ubuntu noble-updates/main amd64 librte-ip-frag24 amd64 23.11-1ubuntu0.1 [22.7 kB]</text:p>
            <text:p text:style-name="P6">Get:29 http://archive.ubuntu.com/ubuntu noble-updates/main amd64 librte-sched24 amd64 23.11-1ubuntu0.1 [23.6 kB]</text:p>
            <text:p text:style-name="P6">Get:30 http://archive.ubuntu.com/ubuntu noble-updates/main amd64 librte-net-bond24 amd64 23.11-1ubuntu0.1 [52.0 kB]</text:p>
            <text:p text:style-name="P6">Get:31 http://archive.ubuntu.com/ubuntu noble/main amd64 libxdp1 amd64 1.4.2-1ubuntu4 [62.5 kB]</text:p>
            <text:p text:style-name="P6">Get:32 http://archive.ubuntu.com/ubuntu noble/universe amd64 suricata amd64 1:7.0.3-1build3 [3,110 kB]</text:p>
            <text:p text:style-name="P6">Get:33 http://archive.ubuntu.com/ubuntu noble/universe amd64 oinkmaster all 2.0-4.2 [71.9 kB]</text:p>
            <text:p text:style-name="P6">Get:34 http://archive.ubuntu.com/ubuntu noble/universe amd64 snort-rules-default all 2.9.20-0+deb11u1ubuntu1 [144 kB]</text:p>
            <text:p text:style-name="P6">Get:35 http://archive.ubuntu.com/ubuntu noble/universe amd64 suricata-update amd64 1.3.0-2 [59.1 kB]</text:p>
            <text:p text:style-name="P6">Fetched 7,414 kB in 2s (4,276 kB/s)</text:p>
            <text:p text:style-name="P6">Extracting templates from packages: 100%</text:p>
            <text:p text:style-name="P6">Preconfiguring packages ...</text:p>
            <text:p text:style-name="P6">Setting up install-info (7.1-3build2) ...</text:p>
            <text:p text:style-name="P6">/usr/sbin/update-info-dir: 2: /etc/environment: cannot open AetDQjgg: No such file</text:p>
            <text:p text:style-name="P6">dpkg: error processing package install-info (--configure):</text:p>
            <text:p text:style-name="P6"><text:s/>installed install-info package post-installation script subprocess returned error exit status 2</text:p>
            <text:p text:style-name="P6">Errors were encountered while processing:</text:p>
            <text:p text:style-name="P6"><text:s/>install-info</text:p>
            <text:p text:style-name="P6">E: Sub-process /usr/bin/dpkg returned an error code (1)</text:p>
            <text:p text:style-name="P6">thya@thya:~$</text:p>
            <text:p text:style-name="Preformatted_20_Text"/>
          </table:table-cell>
        </table:table-row>
      </table:table>
      <text:p text:style-name="P11"/>
      <text:p text:style-name="P11"/>
      <text:h text:style-name="P1" text:outline-level="1">Tp-link</text:h>
      <text:p text:style-name="P10">Python program to configure tp-link switch</text:p>
      <text:p text:style-name="P11">https://github.com/pklaus/smrt/blob/master/smrt/discovery.py</text:p>
      <text:h text:style-name="P2" text:outline-level="1"/>
      <text:h text:style-name="P2" text:outline-level="1">Install on ellie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 text:c="3"/>18 <text:s/>sudo apt update</text:p>
            <text:p text:style-name="P7"><text:s text:c="3"/>19 <text:s/>sudo apt upgrade</text:p>
            <text:p text:style-name="P7"><text:s text:c="3"/>20 <text:s/>sudo reboot now</text:p>
          </table:table-cell>
        </table:table-row>
      </table:table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ellie@ellie:~$ sudo apt install suricata</text:p>
            <text:p text:style-name="P5">[sudo] password for ellie:</text:p>
            <text:p text:style-name="P5">Sorry, try again.</text:p>
            <text:p text:style-name="P5">[sudo] password for ellie:</text:p>
            <text:p text:style-name="P5">Reading package lists... Done</text:p>
            <text:p text:style-name="P5">Building dependency tree... Done</text:p>
            <text:p text:style-name="P5">Reading state information... Done</text:p>
            <text:p text:style-name="P5">The following additional packages will be installed:</text:p>
            <text:p text:style-name="P5"><text:s text:c="2"/>isa-support libauthen-sasl-perl libclone-perl libdata-dump-perl libencode-locale-perl libevent-2.1-7t64</text:p>
            <text:p text:style-name="P5"><text:s text:c="2"/>libevent-pthreads-2.1-7t64 libfdt1 libfile-listing-perl libfont-afm-perl libhiredis1.1.0 libhtml-form-perl libhtml-format-perl</text:p>
            <text:p text:style-name="P5"><text:s text:c="2"/>libhtml-parser-perl libhtml-tagset-perl libhtml-tree-perl libhtp2 libhttp-cookies-perl libhttp-daemon-perl libhttp-date-perl</text:p>
            <text:p text:style-name="P5"><text:s text:c="2"/>libhttp-message-perl libhttp-negotiate-perl libhyperscan5 libio-html-perl libio-socket-ssl-perl libluajit-5.1-2</text:p>
            <text:p text:style-name="P5"><text:s text:c="2"/>libluajit-5.1-common liblwp-mediatypes-perl liblwp-protocol-https-perl libmailtools-perl libnet-http-perl libnet-smtp-ssl-perl</text:p>
            <text:p text:style-name="P5"><text:s text:c="2"/>libnet-ssleay-perl libnet1 libnetfilter-log1 libnetfilter-queue1 librte-bus-pci24 librte-bus-vdev24 librte-eal24</text:p>
            <text:p text:style-name="P5"><text:s text:c="2"/>librte-ethdev24 librte-hash24 librte-ip-frag24 librte-kvargs24 librte-log24 librte-mbuf24 librte-mempool24 librte-meter24</text:p>
            <text:p text:style-name="P5"><text:s text:c="2"/>librte-net-bond24 librte-net24 librte-pci24 librte-rcu24 librte-ring24 librte-sched24 librte-telemetry24 libtimedate-perl</text:p>
            <text:p text:style-name="P5"><text:s text:c="2"/>libtry-tiny-perl liburi-perl libwww-perl libwww-robotrules-perl libxdp1 oinkmaster perl-openssl-defaults snort-rules-default</text:p>
            <text:p text:style-name="P5"><text:s text:c="2"/>sse3-support suricata-update</text:p>
            <text:p text:style-name="P5">Suggested packages:</text:p>
            <text:p text:style-name="P5"><text:s text:c="2"/>libdigest-hmac-perl libgssapi-perl libio-compress-brotli-perl libcrypt-ssleay-perl libsub-name-perl libbusiness-isbn-perl</text:p>
            <text:p text:style-name="P5"><text:s text:c="2"/>libregexp-ipv6-perl libauthen-ntlm-perl debhelper snort | snort-pgsql | snort-mysql libtcmalloc-minimal4</text:p>
            <text:p text:style-name="P5">The following NEW packages will be installed:</text:p>
            <text:p text:style-name="P5"><text:s text:c="2"/>isa-support libauthen-sasl-perl libclone-perl libdata-dump-perl libencode-locale-perl libevent-2.1-7t64</text:p>
            <text:p text:style-name="P5"><text:s text:c="2"/>libevent-pthreads-2.1-7t64 libfdt1 libfile-listing-perl libfont-afm-perl libhiredis1.1.0 libhtml-form-perl libhtml-format-perl</text:p>
            <text:p text:style-name="P5"><text:s text:c="2"/>libhtml-parser-perl libhtml-tagset-perl libhtml-tree-perl libhtp2 libhttp-cookies-perl libhttp-daemon-perl libhttp-date-perl</text:p>
            <text:p text:style-name="P5"><text:s text:c="2"/>libhttp-message-perl libhttp-negotiate-perl libhyperscan5 libio-html-perl libio-socket-ssl-perl libluajit-5.1-2</text:p>
            <text:p text:style-name="P5"><text:s text:c="2"/>libluajit-5.1-common liblwp-mediatypes-perl liblwp-protocol-https-perl libmailtools-perl libnet-http-perl libnet-smtp-ssl-perl</text:p>
            <text:p text:style-name="P5"><text:s text:c="2"/>libnet-ssleay-perl libnet1 libnetfilter-log1 libnetfilter-queue1 librte-bus-pci24 librte-bus-vdev24 librte-eal24</text:p>
            <text:p text:style-name="P5"><text:s text:c="2"/>librte-ethdev24 librte-hash24 librte-ip-frag24 librte-kvargs24 librte-log24 librte-mbuf24 librte-mempool24 librte-meter24</text:p>
            <text:p text:style-name="P5"><text:s text:c="2"/>librte-net-bond24 librte-net24 librte-pci24 librte-rcu24 librte-ring24 librte-sched24 librte-telemetry24 libtimedate-perl</text:p>
            <text:p text:style-name="P5"><text:s text:c="2"/>libtry-tiny-perl liburi-perl libwww-perl libwww-robotrules-perl libxdp1 oinkmaster perl-openssl-defaults snort-rules-default</text:p>
            <text:p text:style-name="P5"><text:s text:c="2"/>sse3-support suricata suricata-update</text:p>
            <text:p text:style-name="P5">0 upgraded, 66 newly installed, 0 to remove and 6 not upgraded.</text:p>
            <text:p text:style-name="P5">Need to get 9,147 kB of archives.</text:p>
            <text:p text:style-name="P5">After this operation, 38.1 MB of additional disk space will be used.</text:p>
            <text:p text:style-name="P5">Do you want to continue? [Y/n] y</text:p>
            <text:p text:style-name="P5">Get:1 http://archive.ubuntu.com/ubuntu noble/universe amd64 isa-support amd64 21build1 [16.7 kB]</text:p>
            <text:p text:style-name="P5">Get:2 http://archive.ubuntu.com/ubuntu noble/universe amd64 sse3-support amd64 21build1 [3,406 B]</text:p>
            <text:p text:style-name="P5">Get:3 http://archive.ubuntu.com/ubuntu noble/main amd64 libevent-2.1-7t64 amd64 2.1.12-stable-9ubuntu2 [145 kB]</text:p>
            <text:p text:style-name="P5">Get:4 http://archive.ubuntu.com/ubuntu noble/main amd64 libevent-pthreads-2.1-7t64 amd64 2.1.12-stable-9ubuntu2 [7,982 B]</text:p>
            <text:p text:style-name="P5">Get:5 http://archive.ubuntu.com/ubuntu noble/universe amd64 libhiredis1.1.0 amd64 1.2.0-6ubuntu3 [41.4 kB]</text:p>
            <text:p text:style-name="P5">Get:6 http://archive.ubuntu.com/ubuntu noble/universe amd64 libhtp2 amd64 1:0.5.46-1ubuntu2 [71.0 kB]</text:p>
            <text:p text:style-name="P5">Get:7 http://archive.ubuntu.com/ubuntu noble/universe amd64 libhyperscan5 amd64 5.4.2-2 [2,827 kB]</text:p>
            <text:p text:style-name="P5">Get:8 http://archive.ubuntu.com/ubuntu noble/universe amd64 libluajit-5.1-common all 2.1.0+git20231223.c525bcb+dfsg-1 [49.2 kB]</text:p>
            <text:p text:style-name="P5">Get:9 http://archive.ubuntu.com/ubuntu noble/universe amd64 libluajit-5.1-2 amd64 2.1.0+git20231223.c525bcb+dfsg-1 [275 kB]</text:p>
            <text:p text:style-name="P5">Get:10 http://archive.ubuntu.com/ubuntu noble/main amd64 libnet1 amd64 1.1.6+dfsg-3.2build1 [44.5 kB]</text:p>
            <text:p text:style-name="P5">Get:11 http://archive.ubuntu.com/ubuntu noble/universe amd64 libnetfilter-log1 amd64 1.0.2-4build1 [13.8 kB]</text:p>
            <text:p text:style-name="P5">Get:12 http://archive.ubuntu.com/ubuntu noble/universe amd64 libnetfilter-queue1 amd64 1.0.5-4build1 [15.1 kB]</text:p>
            <text:p text:style-name="P5">Get:13 http://archive.ubuntu.com/ubuntu noble/main amd64 libfdt1 amd64 1.7.0-2build1 [20.1 kB]</text:p>
            <text:p text:style-name="P5"><text:soft-page-break/>Get:14 http://archive.ubuntu.com/ubuntu noble-updates/main amd64 librte-log24 amd64 23.11-1ubuntu0.1 [19.2 kB]</text:p>
            <text:p text:style-name="P5">Get:15 http://archive.ubuntu.com/ubuntu noble-updates/main amd64 librte-kvargs24 amd64 23.11-1ubuntu0.1 [6,356 B]</text:p>
            <text:p text:style-name="P5">Get:16 http://archive.ubuntu.com/ubuntu noble-updates/main amd64 librte-telemetry24 amd64 23.11-1ubuntu0.1 [15.8 kB]</text:p>
            <text:p text:style-name="P5">Get:17 http://archive.ubuntu.com/ubuntu noble-updates/main amd64 librte-eal24 amd64 23.11-1ubuntu0.1 [151 kB]</text:p>
            <text:p text:style-name="P5">Get:18 http://archive.ubuntu.com/ubuntu noble-updates/main amd64 librte-ring24 amd64 23.11-1ubuntu0.1 [7,956 B]</text:p>
            <text:p text:style-name="P5">Get:19 http://archive.ubuntu.com/ubuntu noble-updates/main amd64 librte-mempool24 amd64 23.11-1ubuntu0.1 [19.4 kB]</text:p>
            <text:p text:style-name="P5">Get:20 http://archive.ubuntu.com/ubuntu noble-updates/main amd64 librte-mbuf24 amd64 23.11-1ubuntu0.1 [25.7 kB]</text:p>
            <text:p text:style-name="P5">Get:21 http://archive.ubuntu.com/ubuntu noble-updates/main amd64 librte-meter24 amd64 23.11-1ubuntu0.1 [6,466 B]</text:p>
            <text:p text:style-name="P5">Get:22 http://archive.ubuntu.com/ubuntu noble-updates/main amd64 librte-net24 amd64 23.11-1ubuntu0.1 [13.0 kB]</text:p>
            <text:p text:style-name="P5">Get:23 http://archive.ubuntu.com/ubuntu noble-updates/main amd64 librte-ethdev24 amd64 23.11-1ubuntu0.1 [127 kB]</text:p>
            <text:p text:style-name="P5">Get:24 http://archive.ubuntu.com/ubuntu noble-updates/main amd64 librte-pci24 amd64 23.11-1ubuntu0.1 [6,216 B]</text:p>
            <text:p text:style-name="P5">Get:25 http://archive.ubuntu.com/ubuntu noble-updates/main amd64 librte-bus-pci24 amd64 23.11-1ubuntu0.1 [25.4 kB]</text:p>
            <text:p text:style-name="P5">Get:26 http://archive.ubuntu.com/ubuntu noble-updates/main amd64 librte-bus-vdev24 amd64 23.11-1ubuntu0.1 [10.5 kB]</text:p>
            <text:p text:style-name="P5">Get:27 http://archive.ubuntu.com/ubuntu noble-updates/main amd64 librte-rcu24 amd64 23.11-1ubuntu0.1 [11.1 kB]</text:p>
            <text:p text:style-name="P5">Get:28 http://archive.ubuntu.com/ubuntu noble-updates/main amd64 librte-hash24 amd64 23.11-1ubuntu0.1 [36.7 kB]</text:p>
            <text:p text:style-name="P5">Get:29 http://archive.ubuntu.com/ubuntu noble-updates/main amd64 librte-ip-frag24 amd64 23.11-1ubuntu0.1 [22.7 kB]</text:p>
            <text:p text:style-name="P5">Get:30 http://archive.ubuntu.com/ubuntu noble-updates/main amd64 librte-sched24 amd64 23.11-1ubuntu0.1 [23.6 kB]</text:p>
            <text:p text:style-name="P5">Get:31 http://archive.ubuntu.com/ubuntu noble-updates/main amd64 librte-net-bond24 amd64 23.11-1ubuntu0.1 [52.0 kB]</text:p>
            <text:p text:style-name="P5">Get:32 http://archive.ubuntu.com/ubuntu noble/main amd64 libxdp1 amd64 1.4.2-1ubuntu4 [62.5 kB]</text:p>
            <text:p text:style-name="P5">Get:33 http://archive.ubuntu.com/ubuntu noble/universe amd64 suricata amd64 1:7.0.3-1build3 [3,110 kB]</text:p>
            <text:p text:style-name="P5">Get:34 http://archive.ubuntu.com/ubuntu noble/main amd64 libclone-perl amd64 0.46-1build3 [10.7 kB]</text:p>
            <text:p text:style-name="P5">Get:35 http://archive.ubuntu.com/ubuntu noble/main amd64 libdata-dump-perl all 1.25-1 [25.9 kB]</text:p>
            <text:p text:style-name="P5">Get:36 http://archive.ubuntu.com/ubuntu noble/main amd64 libencode-locale-perl all 1.05-3 [11.6 kB]</text:p>
            <text:p text:style-name="P5">Get:37 http://archive.ubuntu.com/ubuntu noble/main amd64 libtimedate-perl all 2.3300-2 [34.0 kB]</text:p>
            <text:p text:style-name="P5">Get:38 http://archive.ubuntu.com/ubuntu noble/main amd64 libhttp-date-perl all 6.06-1 [10.2 kB]</text:p>
            <text:p text:style-name="P5">Get:39 http://archive.ubuntu.com/ubuntu noble/main amd64 libfile-listing-perl all 6.16-1 [11.3 kB]</text:p>
            <text:p text:style-name="P5">Get:40 http://archive.ubuntu.com/ubuntu noble/main amd64 libfont-afm-perl all 1.20-4 [13.0 kB]</text:p>
            <text:p text:style-name="P5">Get:41 http://archive.ubuntu.com/ubuntu noble/main amd64 libhtml-tagset-perl all 3.20-6 [11.3 kB]</text:p>
            <text:p text:style-name="P5">Get:42 http://archive.ubuntu.com/ubuntu noble/main amd64 liburi-perl all 5.27-1 [88.0 kB]</text:p>
            <text:p text:style-name="P5">Get:43 http://archive.ubuntu.com/ubuntu noble/main amd64 libhtml-parser-perl amd64 3.81-1build3 [85.8 kB]</text:p>
            <text:p text:style-name="P5">Get:44 http://archive.ubuntu.com/ubuntu noble/main amd64 libio-html-perl all 1.004-3 [15.9 kB]</text:p>
            <text:p text:style-name="P5">Get:45 http://archive.ubuntu.com/ubuntu noble/main amd64 liblwp-mediatypes-perl all 6.04-2 [20.1 kB]</text:p>
            <text:p text:style-name="P5">Get:46 http://archive.ubuntu.com/ubuntu noble/main amd64 libhttp-message-perl all 6.45-1ubuntu1 [78.2 kB]</text:p>
            <text:p text:style-name="P5">Get:47 http://archive.ubuntu.com/ubuntu noble/main amd64 libhtml-form-perl all 6.11-1 [32.1 kB]</text:p>
            <text:p text:style-name="P5">Get:48 http://archive.ubuntu.com/ubuntu noble/main amd64 libhtml-tree-perl all 5.07-3 [200 kB]</text:p>
            <text:p text:style-name="P5">Get:49 http://archive.ubuntu.com/ubuntu noble/main amd64 libhtml-format-perl all 2.16-2 [36.9 kB]</text:p>
            <text:p text:style-name="P5">Get:50 http://archive.ubuntu.com/ubuntu noble/main amd64 libhttp-cookies-perl all 6.11-1 [18.2 kB]</text:p>
            <text:p text:style-name="P5">Get:51 http://archive.ubuntu.com/ubuntu noble/main amd64 libhttp-daemon-perl all 6.16-1 [22.4 kB]</text:p>
            <text:p text:style-name="P5">Get:52 http://archive.ubuntu.com/ubuntu noble/main amd64 libhttp-negotiate-perl all 6.01-2 [12.4 kB]</text:p>
            <text:p text:style-name="P5">Get:53 http://archive.ubuntu.com/ubuntu noble/main amd64 perl-openssl-defaults amd64 7build3 [6,626 B]</text:p>
            <text:p text:style-name="P5">Get:54 http://archive.ubuntu.com/ubuntu noble/main amd64 libnet-ssleay-perl amd64 1.94-1build4 [316 kB]</text:p>
            <text:p text:style-name="P5">Get:55 http://archive.ubuntu.com/ubuntu noble/main amd64 libio-socket-ssl-perl all 2.085-1 [195 kB]</text:p>
            <text:p text:style-name="P5">Get:56 http://archive.ubuntu.com/ubuntu noble/main amd64 libnet-http-perl all 6.23-1 [22.3 kB]</text:p>
            <text:p text:style-name="P5">Get:57 http://archive.ubuntu.com/ubuntu noble/main amd64 libtry-tiny-perl all 0.31-2 [20.8 kB]</text:p>
            <text:p text:style-name="P5">Get:58 http://archive.ubuntu.com/ubuntu noble/main amd64 libwww-robotrules-perl all 6.02-1 [12.6 kB]</text:p>
            <text:p text:style-name="P5">Get:59 http://archive.ubuntu.com/ubuntu noble/main amd64 libwww-perl all 6.76-1 [138 kB]</text:p>
            <text:p text:style-name="P5">Get:60 http://archive.ubuntu.com/ubuntu noble/main amd64 liblwp-protocol-https-perl all 6.13-1 [9,006 B]</text:p>
            <text:p text:style-name="P5">Get:61 http://archive.ubuntu.com/ubuntu noble/main amd64 libnet-smtp-ssl-perl all 1.04-2 [6,218 B]</text:p>
            <text:p text:style-name="P5">Get:62 http://archive.ubuntu.com/ubuntu noble/main amd64 libmailtools-perl all 2.21-2 [80.4 kB]</text:p>
            <text:p text:style-name="P5">Get:63 http://archive.ubuntu.com/ubuntu noble/universe amd64 oinkmaster all 2.0-4.2 [71.9 kB]</text:p>
            <text:p text:style-name="P5">Get:64 http://archive.ubuntu.com/ubuntu noble/universe amd64 snort-rules-default all 2.9.20-0+deb11u1ubuntu1 [144 kB]</text:p>
            <text:p text:style-name="P5">Get:65 http://archive.ubuntu.com/ubuntu noble/universe amd64 suricata-update amd64 1.3.0-2 [59.1 kB]</text:p>
            <text:p text:style-name="P5">Get:66 http://archive.ubuntu.com/ubuntu noble/main amd64 libauthen-sasl-perl all 2.1700-1 [42.9 kB]</text:p>
            <text:p text:style-name="P5">Fetched 9,147 kB in 2s (4,009 kB/s)</text:p>
            <text:p text:style-name="P5">Extracting templates from packages: 100%</text:p>
            <text:p text:style-name="P5">Preconfiguring packages ...</text:p>
            <text:p text:style-name="P5">Selecting previously unselected package isa-support:amd64.</text:p>
            <text:p text:style-name="P5">(Reading database ... 124941 files and directories currently installed.)</text:p>
            <text:p text:style-name="P5">Preparing to unpack .../isa-support_21build1_amd64.deb ...</text:p>
            <text:p text:style-name="P5">Unpacking isa-support:amd64 (21build1) ...</text:p>
            <text:p text:style-name="P5">Setting up isa-support:amd64 (21build1) ...</text:p>
            <text:p text:style-name="P5">Selecting previously unselected package sse3-support.</text:p>
            <text:p text:style-name="P5">(Reading database ... 124973 files and directories currently installed.)</text:p>
            <text:p text:style-name="P5">Preparing to unpack .../00-sse3-support_21build1_amd64.deb ...</text:p>
            <text:p text:style-name="P5">Unpacking sse3-support (21build1) ...</text:p>
            <text:p text:style-name="P5">Selecting previously unselected package libevent-2.1-7t64:amd64.</text:p>
            <text:p text:style-name="P5">Preparing to unpack .../01-libevent-2.1-7t64_2.1.12-stable-9ubuntu2_amd64.deb ...</text:p>
            <text:p text:style-name="P5">Unpacking libevent-2.1-7t64:amd64 (2.1.12-stable-9ubuntu2) ...</text:p>
            <text:p text:style-name="P5">Selecting previously unselected package libevent-pthreads-2.1-7t64:amd64.</text:p>
            <text:p text:style-name="P5">Preparing to unpack .../02-libevent-pthreads-2.1-7t64_2.1.12-stable-9ubuntu2_amd64.deb ...</text:p>
            <text:p text:style-name="P5">Unpacking libevent-pthreads-2.1-7t64:amd64 (2.1.12-stable-9ubuntu2) ...</text:p>
            <text:p text:style-name="P5">Selecting previously unselected package libhiredis1.1.0:amd64.</text:p>
            <text:p text:style-name="P5">Preparing to unpack .../03-libhiredis1.1.0_1.2.0-6ubuntu3_amd64.deb ...</text:p>
            <text:p text:style-name="P5"><text:soft-page-break/>Unpacking libhiredis1.1.0:amd64 (1.2.0-6ubuntu3) ...</text:p>
            <text:p text:style-name="P5">Selecting previously unselected package libhtp2.</text:p>
            <text:p text:style-name="P5">Preparing to unpack .../04-libhtp2_1%3a0.5.46-1ubuntu2_amd64.deb ...</text:p>
            <text:p text:style-name="P5">Unpacking libhtp2 (1:0.5.46-1ubuntu2) ...</text:p>
            <text:p text:style-name="P5">Selecting previously unselected package libhyperscan5.</text:p>
            <text:p text:style-name="P5">Preparing to unpack .../05-libhyperscan5_5.4.2-2_amd64.deb ...</text:p>
            <text:p text:style-name="P5">Unpacking libhyperscan5 (5.4.2-2) ...</text:p>
            <text:p text:style-name="P5">Selecting previously unselected package libluajit-5.1-common.</text:p>
            <text:p text:style-name="P5">Preparing to unpack .../06-libluajit-5.1-common_2.1.0+git20231223.c525bcb+dfsg-1_all.deb ...</text:p>
            <text:p text:style-name="P5">Unpacking libluajit-5.1-common (2.1.0+git20231223.c525bcb+dfsg-1) ...</text:p>
            <text:p text:style-name="P5">Selecting previously unselected package libluajit-5.1-2:amd64.</text:p>
            <text:p text:style-name="P5">Preparing to unpack .../07-libluajit-5.1-2_2.1.0+git20231223.c525bcb+dfsg-1_amd64.deb ...</text:p>
            <text:p text:style-name="P5">Unpacking libluajit-5.1-2:amd64 (2.1.0+git20231223.c525bcb+dfsg-1) ...</text:p>
            <text:p text:style-name="P5">Selecting previously unselected package libnet1:amd64.</text:p>
            <text:p text:style-name="P5">Preparing to unpack .../08-libnet1_1.1.6+dfsg-3.2build1_amd64.deb ...</text:p>
            <text:p text:style-name="P5">Unpacking libnet1:amd64 (1.1.6+dfsg-3.2build1) ...</text:p>
            <text:p text:style-name="P5">Selecting previously unselected package libnetfilter-log1:amd64.</text:p>
            <text:p text:style-name="P5">Preparing to unpack .../09-libnetfilter-log1_1.0.2-4build1_amd64.deb ...</text:p>
            <text:p text:style-name="P5">Unpacking libnetfilter-log1:amd64 (1.0.2-4build1) ...</text:p>
            <text:p text:style-name="P5">Selecting previously unselected package libnetfilter-queue1:amd64.</text:p>
            <text:p text:style-name="P5">Preparing to unpack .../10-libnetfilter-queue1_1.0.5-4build1_amd64.deb ...</text:p>
            <text:p text:style-name="P5">Unpacking libnetfilter-queue1:amd64 (1.0.5-4build1) ...</text:p>
            <text:p text:style-name="P5">Selecting previously unselected package libfdt1:amd64.</text:p>
            <text:p text:style-name="P5">Preparing to unpack .../11-libfdt1_1.7.0-2build1_amd64.deb ...</text:p>
            <text:p text:style-name="P5">Unpacking libfdt1:amd64 (1.7.0-2build1) ...</text:p>
            <text:p text:style-name="P5">Selecting previously unselected package librte-log24:amd64.</text:p>
            <text:p text:style-name="P5">Preparing to unpack .../12-librte-log24_23.11-1ubuntu0.1_amd64.deb ...</text:p>
            <text:p text:style-name="P5">Unpacking librte-log24:amd64 (23.11-1ubuntu0.1) ...</text:p>
            <text:p text:style-name="P5">Selecting previously unselected package librte-kvargs24:amd64.</text:p>
            <text:p text:style-name="P5">Preparing to unpack .../13-librte-kvargs24_23.11-1ubuntu0.1_amd64.deb ...</text:p>
            <text:p text:style-name="P5">Unpacking librte-kvargs24:amd64 (23.11-1ubuntu0.1) ...</text:p>
            <text:p text:style-name="P5">Selecting previously unselected package librte-telemetry24:amd64.</text:p>
            <text:p text:style-name="P5">Preparing to unpack .../14-librte-telemetry24_23.11-1ubuntu0.1_amd64.deb ...</text:p>
            <text:p text:style-name="P5">Unpacking librte-telemetry24:amd64 (23.11-1ubuntu0.1) ...</text:p>
            <text:p text:style-name="P5">Selecting previously unselected package librte-eal24:amd64.</text:p>
            <text:p text:style-name="P5">Preparing to unpack .../15-librte-eal24_23.11-1ubuntu0.1_amd64.deb ...</text:p>
            <text:p text:style-name="P5">Unpacking librte-eal24:amd64 (23.11-1ubuntu0.1) ...</text:p>
            <text:p text:style-name="P5">Selecting previously unselected package librte-ring24:amd64.</text:p>
            <text:p text:style-name="P5">Preparing to unpack .../16-librte-ring24_23.11-1ubuntu0.1_amd64.deb ...</text:p>
            <text:p text:style-name="P5">Unpacking librte-ring24:amd64 (23.11-1ubuntu0.1) ...</text:p>
            <text:p text:style-name="P5">Selecting previously unselected package librte-mempool24:amd64.</text:p>
            <text:p text:style-name="P5">Preparing to unpack .../17-librte-mempool24_23.11-1ubuntu0.1_amd64.deb ...</text:p>
            <text:p text:style-name="P5">Unpacking librte-mempool24:amd64 (23.11-1ubuntu0.1) ...</text:p>
            <text:p text:style-name="P5">Selecting previously unselected package librte-mbuf24:amd64.</text:p>
            <text:p text:style-name="P5">Preparing to unpack .../18-librte-mbuf24_23.11-1ubuntu0.1_amd64.deb ...</text:p>
            <text:p text:style-name="P5">Unpacking librte-mbuf24:amd64 (23.11-1ubuntu0.1) ...</text:p>
            <text:p text:style-name="P5">Selecting previously unselected package librte-meter24:amd64.</text:p>
            <text:p text:style-name="P5">Preparing to unpack .../19-librte-meter24_23.11-1ubuntu0.1_amd64.deb ...</text:p>
            <text:p text:style-name="P5">Unpacking librte-meter24:amd64 (23.11-1ubuntu0.1) ...</text:p>
            <text:p text:style-name="P5">Selecting previously unselected package librte-net24:amd64.</text:p>
            <text:p text:style-name="P5">Preparing to unpack .../20-librte-net24_23.11-1ubuntu0.1_amd64.deb ...</text:p>
            <text:p text:style-name="P5">Unpacking librte-net24:amd64 (23.11-1ubuntu0.1) ...</text:p>
            <text:p text:style-name="P5">Selecting previously unselected package librte-ethdev24:amd64.</text:p>
            <text:p text:style-name="P5">Preparing to unpack .../21-librte-ethdev24_23.11-1ubuntu0.1_amd64.deb ...</text:p>
            <text:p text:style-name="P5">Unpacking librte-ethdev24:amd64 (23.11-1ubuntu0.1) ...</text:p>
            <text:p text:style-name="P5">Selecting previously unselected package librte-pci24:amd64.</text:p>
            <text:p text:style-name="P5">Preparing to unpack .../22-librte-pci24_23.11-1ubuntu0.1_amd64.deb ...</text:p>
            <text:p text:style-name="P5">Unpacking librte-pci24:amd64 (23.11-1ubuntu0.1) ...</text:p>
            <text:p text:style-name="P5">Selecting previously unselected package librte-bus-pci24:amd64.</text:p>
            <text:p text:style-name="P5">Preparing to unpack .../23-librte-bus-pci24_23.11-1ubuntu0.1_amd64.deb ...</text:p>
            <text:p text:style-name="P5">Unpacking librte-bus-pci24:amd64 (23.11-1ubuntu0.1) ...</text:p>
            <text:p text:style-name="P5">Selecting previously unselected package librte-bus-vdev24:amd64.</text:p>
            <text:p text:style-name="P5">Preparing to unpack .../24-librte-bus-vdev24_23.11-1ubuntu0.1_amd64.deb ...</text:p>
            <text:p text:style-name="P5">Unpacking librte-bus-vdev24:amd64 (23.11-1ubuntu0.1) ...</text:p>
            <text:p text:style-name="P5">Selecting previously unselected package librte-rcu24:amd64.</text:p>
            <text:p text:style-name="P5">Preparing to unpack .../25-librte-rcu24_23.11-1ubuntu0.1_amd64.deb ...</text:p>
            <text:p text:style-name="P5">Unpacking librte-rcu24:amd64 (23.11-1ubuntu0.1) ...</text:p>
            <text:p text:style-name="P5">Selecting previously unselected package librte-hash24:amd64.</text:p>
            <text:p text:style-name="P5">Preparing to unpack .../26-librte-hash24_23.11-1ubuntu0.1_amd64.deb ...</text:p>
            <text:p text:style-name="P5">Unpacking librte-hash24:amd64 (23.11-1ubuntu0.1) ...</text:p>
            <text:p text:style-name="P5">Selecting previously unselected package librte-ip-frag24:amd64.</text:p>
            <text:p text:style-name="P5">Preparing to unpack .../27-librte-ip-frag24_23.11-1ubuntu0.1_amd64.deb ...</text:p>
            <text:p text:style-name="P5">Unpacking librte-ip-frag24:amd64 (23.11-1ubuntu0.1) ...</text:p>
            <text:p text:style-name="P5"><text:soft-page-break/>Selecting previously unselected package librte-sched24:amd64.</text:p>
            <text:p text:style-name="P5">Preparing to unpack .../28-librte-sched24_23.11-1ubuntu0.1_amd64.deb ...</text:p>
            <text:p text:style-name="P5">Unpacking librte-sched24:amd64 (23.11-1ubuntu0.1) ...</text:p>
            <text:p text:style-name="P5">Selecting previously unselected package librte-net-bond24:amd64.</text:p>
            <text:p text:style-name="P5">Preparing to unpack .../29-librte-net-bond24_23.11-1ubuntu0.1_amd64.deb ...</text:p>
            <text:p text:style-name="P5">Unpacking librte-net-bond24:amd64 (23.11-1ubuntu0.1) ...</text:p>
            <text:p text:style-name="P5">Selecting previously unselected package libxdp1:amd64.</text:p>
            <text:p text:style-name="P5">Preparing to unpack .../30-libxdp1_1.4.2-1ubuntu4_amd64.deb ...</text:p>
            <text:p text:style-name="P5">Unpacking libxdp1:amd64 (1.4.2-1ubuntu4) ...</text:p>
            <text:p text:style-name="P5">Selecting previously unselected package suricata.</text:p>
            <text:p text:style-name="P5">Preparing to unpack .../31-suricata_1%3a7.0.3-1build3_amd64.deb ...</text:p>
            <text:p text:style-name="P5">Unpacking suricata (1:7.0.3-1build3) ...</text:p>
            <text:p text:style-name="P5">Selecting previously unselected package libclone-perl:amd64.</text:p>
            <text:p text:style-name="P5">Preparing to unpack .../32-libclone-perl_0.46-1build3_amd64.deb ...</text:p>
            <text:p text:style-name="P5">Unpacking libclone-perl:amd64 (0.46-1build3) ...</text:p>
            <text:p text:style-name="P5">Selecting previously unselected package libdata-dump-perl.</text:p>
            <text:p text:style-name="P5">Preparing to unpack .../33-libdata-dump-perl_1.25-1_all.deb ...</text:p>
            <text:p text:style-name="P5">Unpacking libdata-dump-perl (1.25-1) ...</text:p>
            <text:p text:style-name="P5">Selecting previously unselected package libencode-locale-perl.</text:p>
            <text:p text:style-name="P5">Preparing to unpack .../34-libencode-locale-perl_1.05-3_all.deb ...</text:p>
            <text:p text:style-name="P5">Unpacking libencode-locale-perl (1.05-3) ...</text:p>
            <text:p text:style-name="P5">Selecting previously unselected package libtimedate-perl.</text:p>
            <text:p text:style-name="P5">Preparing to unpack .../35-libtimedate-perl_2.3300-2_all.deb ...</text:p>
            <text:p text:style-name="P5">Unpacking libtimedate-perl (2.3300-2) ...</text:p>
            <text:p text:style-name="P5">Selecting previously unselected package libhttp-date-perl.</text:p>
            <text:p text:style-name="P5">Preparing to unpack .../36-libhttp-date-perl_6.06-1_all.deb ...</text:p>
            <text:p text:style-name="P5">Unpacking libhttp-date-perl (6.06-1) ...</text:p>
            <text:p text:style-name="P5">Selecting previously unselected package libfile-listing-perl.</text:p>
            <text:p text:style-name="P5">Preparing to unpack .../37-libfile-listing-perl_6.16-1_all.deb ...</text:p>
            <text:p text:style-name="P5">Unpacking libfile-listing-perl (6.16-1) ...</text:p>
            <text:p text:style-name="P5">Selecting previously unselected package libfont-afm-perl.</text:p>
            <text:p text:style-name="P5">Preparing to unpack .../38-libfont-afm-perl_1.20-4_all.deb ...</text:p>
            <text:p text:style-name="P5">Unpacking libfont-afm-perl (1.20-4) ...</text:p>
            <text:p text:style-name="P5">Selecting previously unselected package libhtml-tagset-perl.</text:p>
            <text:p text:style-name="P5">Preparing to unpack .../39-libhtml-tagset-perl_3.20-6_all.deb ...</text:p>
            <text:p text:style-name="P5">Unpacking libhtml-tagset-perl (3.20-6) ...</text:p>
            <text:p text:style-name="P5">Selecting previously unselected package liburi-perl.</text:p>
            <text:p text:style-name="P5">Preparing to unpack .../40-liburi-perl_5.27-1_all.deb ...</text:p>
            <text:p text:style-name="P5">Unpacking liburi-perl (5.27-1) ...</text:p>
            <text:p text:style-name="P5">Selecting previously unselected package libhtml-parser-perl:amd64.</text:p>
            <text:p text:style-name="P5">Preparing to unpack .../41-libhtml-parser-perl_3.81-1build3_amd64.deb ...</text:p>
            <text:p text:style-name="P5">Unpacking libhtml-parser-perl:amd64 (3.81-1build3) ...</text:p>
            <text:p text:style-name="P5">Selecting previously unselected package libio-html-perl.</text:p>
            <text:p text:style-name="P5">Preparing to unpack .../42-libio-html-perl_1.004-3_all.deb ...</text:p>
            <text:p text:style-name="P5">Unpacking libio-html-perl (1.004-3) ...</text:p>
            <text:p text:style-name="P5">Selecting previously unselected package liblwp-mediatypes-perl.</text:p>
            <text:p text:style-name="P5">Preparing to unpack .../43-liblwp-mediatypes-perl_6.04-2_all.deb ...</text:p>
            <text:p text:style-name="P5">Unpacking liblwp-mediatypes-perl (6.04-2) ...</text:p>
            <text:p text:style-name="P5">Selecting previously unselected package libhttp-message-perl.</text:p>
            <text:p text:style-name="P5">Preparing to unpack .../44-libhttp-message-perl_6.45-1ubuntu1_all.deb ...</text:p>
            <text:p text:style-name="P5">Unpacking libhttp-message-perl (6.45-1ubuntu1) ...</text:p>
            <text:p text:style-name="P5">Selecting previously unselected package libhtml-form-perl.</text:p>
            <text:p text:style-name="P5">Preparing to unpack .../45-libhtml-form-perl_6.11-1_all.deb ...</text:p>
            <text:p text:style-name="P5">Unpacking libhtml-form-perl (6.11-1) ...</text:p>
            <text:p text:style-name="P5">Selecting previously unselected package libhtml-tree-perl.</text:p>
            <text:p text:style-name="P5">Preparing to unpack .../46-libhtml-tree-perl_5.07-3_all.deb ...</text:p>
            <text:p text:style-name="P5">Unpacking libhtml-tree-perl (5.07-3) ...</text:p>
            <text:p text:style-name="P5">Selecting previously unselected package libhtml-format-perl.</text:p>
            <text:p text:style-name="P5">Preparing to unpack .../47-libhtml-format-perl_2.16-2_all.deb ...</text:p>
            <text:p text:style-name="P5">Unpacking libhtml-format-perl (2.16-2) ...</text:p>
            <text:p text:style-name="P5">Selecting previously unselected package libhttp-cookies-perl.</text:p>
            <text:p text:style-name="P5">Preparing to unpack .../48-libhttp-cookies-perl_6.11-1_all.deb ...</text:p>
            <text:p text:style-name="P5">Unpacking libhttp-cookies-perl (6.11-1) ...</text:p>
            <text:p text:style-name="P5">Selecting previously unselected package libhttp-daemon-perl.</text:p>
            <text:p text:style-name="P5">Preparing to unpack .../49-libhttp-daemon-perl_6.16-1_all.deb ...</text:p>
            <text:p text:style-name="P5">Unpacking libhttp-daemon-perl (6.16-1) ...</text:p>
            <text:p text:style-name="P5">Selecting previously unselected package libhttp-negotiate-perl.</text:p>
            <text:p text:style-name="P5">Preparing to unpack .../50-libhttp-negotiate-perl_6.01-2_all.deb ...</text:p>
            <text:p text:style-name="P5">Unpacking libhttp-negotiate-perl (6.01-2) ...</text:p>
            <text:p text:style-name="P5">Selecting previously unselected package perl-openssl-defaults:amd64.</text:p>
            <text:p text:style-name="P5">Preparing to unpack .../51-perl-openssl-defaults_7build3_amd64.deb ...</text:p>
            <text:p text:style-name="P5">Unpacking perl-openssl-defaults:amd64 (7build3) ...</text:p>
            <text:p text:style-name="P5">Selecting previously unselected package libnet-ssleay-perl:amd64.</text:p>
            <text:p text:style-name="P5"><text:soft-page-break/>Preparing to unpack .../52-libnet-ssleay-perl_1.94-1build4_amd64.deb ...</text:p>
            <text:p text:style-name="P5">Unpacking libnet-ssleay-perl:amd64 (1.94-1build4) ...</text:p>
            <text:p text:style-name="P5">Selecting previously unselected package libio-socket-ssl-perl.</text:p>
            <text:p text:style-name="P5">Preparing to unpack .../53-libio-socket-ssl-perl_2.085-1_all.deb ...</text:p>
            <text:p text:style-name="P5">Unpacking libio-socket-ssl-perl (2.085-1) ...</text:p>
            <text:p text:style-name="P5">Selecting previously unselected package libnet-http-perl.</text:p>
            <text:p text:style-name="P5">Preparing to unpack .../54-libnet-http-perl_6.23-1_all.deb ...</text:p>
            <text:p text:style-name="P5">Unpacking libnet-http-perl (6.23-1) ...</text:p>
            <text:p text:style-name="P5">Selecting previously unselected package libtry-tiny-perl.</text:p>
            <text:p text:style-name="P5">Preparing to unpack .../55-libtry-tiny-perl_0.31-2_all.deb ...</text:p>
            <text:p text:style-name="P5">Unpacking libtry-tiny-perl (0.31-2) ...</text:p>
            <text:p text:style-name="P5">Selecting previously unselected package libwww-robotrules-perl.</text:p>
            <text:p text:style-name="P5">Preparing to unpack .../56-libwww-robotrules-perl_6.02-1_all.deb ...</text:p>
            <text:p text:style-name="P5">Unpacking libwww-robotrules-perl (6.02-1) ...</text:p>
            <text:p text:style-name="P5">Selecting previously unselected package libwww-perl.</text:p>
            <text:p text:style-name="P5">Preparing to unpack .../57-libwww-perl_6.76-1_all.deb ...</text:p>
            <text:p text:style-name="P5">Unpacking libwww-perl (6.76-1) ...</text:p>
            <text:p text:style-name="P5">Selecting previously unselected package liblwp-protocol-https-perl.</text:p>
            <text:p text:style-name="P5">Preparing to unpack .../58-liblwp-protocol-https-perl_6.13-1_all.deb ...</text:p>
            <text:p text:style-name="P5">Unpacking liblwp-protocol-https-perl (6.13-1) ...</text:p>
            <text:p text:style-name="P5">Selecting previously unselected package libnet-smtp-ssl-perl.</text:p>
            <text:p text:style-name="P5">Preparing to unpack .../59-libnet-smtp-ssl-perl_1.04-2_all.deb ...</text:p>
            <text:p text:style-name="P5">Unpacking libnet-smtp-ssl-perl (1.04-2) ...</text:p>
            <text:p text:style-name="P5">Selecting previously unselected package libmailtools-perl.</text:p>
            <text:p text:style-name="P5">Preparing to unpack .../60-libmailtools-perl_2.21-2_all.deb ...</text:p>
            <text:p text:style-name="P5">Unpacking libmailtools-perl (2.21-2) ...</text:p>
            <text:p text:style-name="P5">Selecting previously unselected package oinkmaster.</text:p>
            <text:p text:style-name="P5">Preparing to unpack .../61-oinkmaster_2.0-4.2_all.deb ...</text:p>
            <text:p text:style-name="P5">Unpacking oinkmaster (2.0-4.2) ...</text:p>
            <text:p text:style-name="P5">Selecting previously unselected package snort-rules-default.</text:p>
            <text:p text:style-name="P5">Preparing to unpack .../62-snort-rules-default_2.9.20-0+deb11u1ubuntu1_all.deb ...</text:p>
            <text:p text:style-name="P5">Unpacking snort-rules-default (2.9.20-0+deb11u1ubuntu1) ...</text:p>
            <text:p text:style-name="P5">Selecting previously unselected package suricata-update.</text:p>
            <text:p text:style-name="P5">Preparing to unpack .../63-suricata-update_1.3.0-2_amd64.deb ...</text:p>
            <text:p text:style-name="P5">Unpacking suricata-update (1.3.0-2) ...</text:p>
            <text:p text:style-name="P5">Selecting previously unselected package libauthen-sasl-perl.</text:p>
            <text:p text:style-name="P5">Preparing to unpack .../64-libauthen-sasl-perl_2.1700-1_all.deb ...</text:p>
            <text:p text:style-name="P5">Unpacking libauthen-sasl-perl (2.1700-1) ...</text:p>
            <text:p text:style-name="P5">Setting up libnetfilter-log1:amd64 (1.0.2-4build1) ...</text:p>
            <text:p text:style-name="P5">Setting up libhtp2 (1:0.5.46-1ubuntu2) ...</text:p>
            <text:p text:style-name="P5">Setting up libfont-afm-perl (1.20-4) ...</text:p>
            <text:p text:style-name="P5">Setting up libclone-perl:amd64 (0.46-1build3) ...</text:p>
            <text:p text:style-name="P5">Setting up libevent-pthreads-2.1-7t64:amd64 (2.1.12-stable-9ubuntu2) ...</text:p>
            <text:p text:style-name="P5">Setting up libhtml-tagset-perl (3.20-6) ...</text:p>
            <text:p text:style-name="P5">Setting up libauthen-sasl-perl (2.1700-1) ...</text:p>
            <text:p text:style-name="P5">Setting up liblwp-mediatypes-perl (6.04-2) ...</text:p>
            <text:p text:style-name="P5">Setting up libtry-tiny-perl (0.31-2) ...</text:p>
            <text:p text:style-name="P5">Setting up perl-openssl-defaults:amd64 (7build3) ...</text:p>
            <text:p text:style-name="P5">Setting up libevent-2.1-7t64:amd64 (2.1.12-stable-9ubuntu2) ...</text:p>
            <text:p text:style-name="P5">Setting up libencode-locale-perl (1.05-3) ...</text:p>
            <text:p text:style-name="P5">Setting up libnet1:amd64 (1.1.6+dfsg-3.2build1) ...</text:p>
            <text:p text:style-name="P5">Setting up libfdt1:amd64 (1.7.0-2build1) ...</text:p>
            <text:p text:style-name="P5">Setting up libxdp1:amd64 (1.4.2-1ubuntu4) ...</text:p>
            <text:p text:style-name="P5">Setting up libdata-dump-perl (1.25-1) ...</text:p>
            <text:p text:style-name="P5">Setting up libluajit-5.1-common (2.1.0+git20231223.c525bcb+dfsg-1) ...</text:p>
            <text:p text:style-name="P5">Setting up libio-html-perl (1.004-3) ...</text:p>
            <text:p text:style-name="P5">Setting up suricata-update (1.3.0-2) ...</text:p>
            <text:p text:style-name="P5">/usr/lib/python3/dist-packages/suricata/update/engine.py:138: SyntaxWarning: invalid escape sequence '\d'</text:p>
            <text:p text:style-name="P5"><text:s text:c="2"/>m = re.search("((\d+)\.(\d+)(\.(\d+))?([\w\-]+)?)", str(buf).strip())</text:p>
            <text:p text:style-name="P5">/usr/lib/python3/dist-packages/suricata/update/main.py:468: SyntaxWarning: invalid escape sequence '\s'</text:p>
            <text:p text:style-name="P5"><text:s text:c="2"/>new_rule = re.sub("(dataset.*?load\s+){}".format(dataset_filename), "\g&lt;1&gt;datasets/{}".format(content_hash), rule.format())</text:p>
            <text:p text:style-name="P5">/usr/lib/python3/dist-packages/suricata/update/main.py:468: SyntaxWarning: invalid escape sequence '\g'</text:p>
            <text:p text:style-name="P5"><text:s text:c="2"/>new_rule = re.sub("(dataset.*?load\s+){}".format(dataset_filename), "\g&lt;1&gt;datasets/{}".format(content_hash), rule.format())</text:p>
            <text:p text:style-name="P5">/usr/lib/python3/dist-packages/suricata/update/main.py:703: SyntaxWarning: invalid escape sequence '\s'</text:p>
            <text:p text:style-name="P5"><text:s text:c="2"/>re.compile("\s+(re:\"(.*)\")"),</text:p>
            <text:p text:style-name="P5">/usr/lib/python3/dist-packages/suricata/update/main.py:704: SyntaxWarning: invalid escape sequence '\s'</text:p>
            <text:p text:style-name="P5"><text:s text:c="2"/>re.compile("\s+(re:(.*?)),.*"),</text:p>
            <text:p text:style-name="P5">/usr/lib/python3/dist-packages/suricata/update/main.py:705: SyntaxWarning: invalid escape sequence '\s'</text:p>
            <text:p text:style-name="P5"><text:s text:c="2"/>re.compile("\s+(re:(.*))"),</text:p>
            <text:p text:style-name="P5">/usr/lib/python3/dist-packages/suricata/update/main.py:1187: SyntaxWarning: invalid escape sequence '\.'</text:p>
            <text:p text:style-name="P5"><text:s text:c="2"/>m = re.match("app-layer\.protocols\.([^\.]+)\.enabled", key)</text:p>
            <text:p text:style-name="P5">/usr/lib/python3/dist-packages/suricata/update/matchers.py:254: SyntaxWarning: invalid escape sequence '\$'</text:p>
            <text:p text:style-name="P5"><text:s text:c="2"/>b = re.sub("\$\{(\d+)\}", "\\\\\\1", b)</text:p>
            <text:p text:style-name="P5"><text:soft-page-break/>/usr/lib/python3/dist-packages/suricata/update/matchers.py:272: SyntaxWarning: invalid escape sequence '\w'</text:p>
            <text:p text:style-name="P5"><text:s text:c="2"/>"^\w+", "drop", rule.raw))</text:p>
            <text:p text:style-name="P5">/usr/lib/python3/dist-packages/suricata/update/matchers.py:287: SyntaxWarning: invalid escape sequence '\s'</text:p>
            <text:p text:style-name="P5"><text:s text:c="2"/>new_rule_string = re.sub(";\s*\)$", "; metadata: {} {};)".format(self.key, self.val), rule.format())</text:p>
            <text:p text:style-name="P5">/usr/lib/python3/dist-packages/suricata/update/osinfo.py:30: SyntaxWarning: invalid escape sequence '\w'</text:p>
            <text:p text:style-name="P5"><text:s text:c="2"/>m = re.match("^(\w+)=\"?(.*?)\"?$", line)</text:p>
            <text:p text:style-name="P5">/usr/lib/python3/dist-packages/suricata/update/rule.py:439: SyntaxWarning: invalid escape sequence '\$'</text:p>
            <text:p text:style-name="P5"><text:s text:c="2"/>return re.findall("\$([\w_]+)", var)</text:p>
            <text:p text:style-name="P5">Setting up libnetfilter-queue1:amd64 (1.0.5-4build1) ...</text:p>
            <text:p text:style-name="P5">Setting up libtimedate-perl (2.3300-2) ...</text:p>
            <text:p text:style-name="P5">Setting up sse3-support (21build1) ...</text:p>
            <text:p text:style-name="P5">Setting up snort-rules-default (2.9.20-0+deb11u1ubuntu1) ...</text:p>
            <text:p text:style-name="P5">Setting up libhiredis1.1.0:amd64 (1.2.0-6ubuntu3) ...</text:p>
            <text:p text:style-name="P5">Setting up liburi-perl (5.27-1) ...</text:p>
            <text:p text:style-name="P5">Setting up libnet-ssleay-perl:amd64 (1.94-1build4) ...</text:p>
            <text:p text:style-name="P5">Setting up libhttp-date-perl (6.06-1) ...</text:p>
            <text:p text:style-name="P5">Setting up libfile-listing-perl (6.16-1) ...</text:p>
            <text:p text:style-name="P5">Setting up librte-log24:amd64 (23.11-1ubuntu0.1) ...</text:p>
            <text:p text:style-name="P5">Setting up libnet-http-perl (6.23-1) ...</text:p>
            <text:p text:style-name="P5">Setting up libluajit-5.1-2:amd64 (2.1.0+git20231223.c525bcb+dfsg-1) ...</text:p>
            <text:p text:style-name="P5">Setting up libhyperscan5 (5.4.2-2) ...</text:p>
            <text:p text:style-name="P5">Setting up libwww-robotrules-perl (6.02-1) ...</text:p>
            <text:p text:style-name="P5">Setting up librte-telemetry24:amd64 (23.11-1ubuntu0.1) ...</text:p>
            <text:p text:style-name="P5">Setting up librte-kvargs24:amd64 (23.11-1ubuntu0.1) ...</text:p>
            <text:p text:style-name="P5">Setting up libhtml-parser-perl:amd64 (3.81-1build3) ...</text:p>
            <text:p text:style-name="P5">Setting up libio-socket-ssl-perl (2.085-1) ...</text:p>
            <text:p text:style-name="P5">Setting up libhttp-message-perl (6.45-1ubuntu1) ...</text:p>
            <text:p text:style-name="P5">Setting up libhtml-form-perl (6.11-1) ...</text:p>
            <text:p text:style-name="P5">Setting up libhttp-negotiate-perl (6.01-2) ...</text:p>
            <text:p text:style-name="P5">Setting up libhttp-cookies-perl (6.11-1) ...</text:p>
            <text:p text:style-name="P5">Setting up libhtml-tree-perl (5.07-3) ...</text:p>
            <text:p text:style-name="P5">Setting up librte-eal24:amd64 (23.11-1ubuntu0.1) ...</text:p>
            <text:p text:style-name="P5">Setting up libhtml-format-perl (2.16-2) ...</text:p>
            <text:p text:style-name="P5">Setting up libnet-smtp-ssl-perl (1.04-2) ...</text:p>
            <text:p text:style-name="P5">Setting up libmailtools-perl (2.21-2) ...</text:p>
            <text:p text:style-name="P5">Setting up librte-ring24:amd64 (23.11-1ubuntu0.1) ...</text:p>
            <text:p text:style-name="P5">Setting up librte-meter24:amd64 (23.11-1ubuntu0.1) ...</text:p>
            <text:p text:style-name="P5">Setting up libhttp-daemon-perl (6.16-1) ...</text:p>
            <text:p text:style-name="P5">Setting up librte-pci24:amd64 (23.11-1ubuntu0.1) ...</text:p>
            <text:p text:style-name="P5">Setting up librte-mempool24:amd64 (23.11-1ubuntu0.1) ...</text:p>
            <text:p text:style-name="P5">Setting up librte-bus-pci24:amd64 (23.11-1ubuntu0.1) ...</text:p>
            <text:p text:style-name="P5">Setting up librte-mbuf24:amd64 (23.11-1ubuntu0.1) ...</text:p>
            <text:p text:style-name="P5">Setting up librte-bus-vdev24:amd64 (23.11-1ubuntu0.1) ...</text:p>
            <text:p text:style-name="P5">Setting up librte-sched24:amd64 (23.11-1ubuntu0.1) ...</text:p>
            <text:p text:style-name="P5">Setting up librte-rcu24:amd64 (23.11-1ubuntu0.1) ...</text:p>
            <text:p text:style-name="P5">Setting up librte-net24:amd64 (23.11-1ubuntu0.1) ...</text:p>
            <text:p text:style-name="P5">Setting up librte-ethdev24:amd64 (23.11-1ubuntu0.1) ...</text:p>
            <text:p text:style-name="P5">Setting up librte-hash24:amd64 (23.11-1ubuntu0.1) ...</text:p>
            <text:p text:style-name="P5">Setting up librte-ip-frag24:amd64 (23.11-1ubuntu0.1) ...</text:p>
            <text:p text:style-name="P5">Setting up librte-net-bond24:amd64 (23.11-1ubuntu0.1) ...</text:p>
            <text:p text:style-name="P5">Setting up suricata (1:7.0.3-1build3) ...</text:p>
            <text:p text:style-name="P5">Created symlink /etc/systemd/system/multi-user.target.wants/suricata.service → /usr/lib/systemd/system/suricata.service.</text:p>
            <text:p text:style-name="P5">Setting up libwww-perl (6.76-1) ...</text:p>
            <text:p text:style-name="P5">Setting up oinkmaster (2.0-4.2) ...</text:p>
            <text:p text:style-name="P5">Setting up liblwp-protocol-https-perl (6.13-1) ...</text:p>
            <text:p text:style-name="P5">Processing triggers for libc-bin (2.39-0ubuntu8.4) ...</text:p>
            <text:p text:style-name="P5">Processing triggers for man-db (2.12.0-4build2) ...</text:p>
            <text:p text:style-name="P5">Scanning processes...</text:p>
            <text:p text:style-name="P5">Scanning processor microcode...</text:p>
            <text:p text:style-name="P5">Scanning linux images...</text:p>
            <text:p text:style-name="P5"/>
            <text:p text:style-name="P5">Running kernel seems to be up-to-date.</text:p>
            <text:p text:style-name="P5"/>
            <text:p text:style-name="P5">The processor microcode seems to be up-to-date.</text:p>
            <text:p text:style-name="P5"/>
            <text:p text:style-name="P5">No services need to be restarted.</text:p>
            <text:p text:style-name="P5"/>
            <text:p text:style-name="P5">No containers need to be restarted.</text:p>
            <text:p text:style-name="P5"/>
            <text:p text:style-name="P5">No user sessions are running outdated binaries.</text:p>
            <text:p text:style-name="P5"/>
            <text:p text:style-name="P5">No VM guests are running outdated hypervisor (qemu) binaries on this host.</text:p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ellie@ellie:~$ suricata -v</text:p>
            <text:p text:style-name="P9">Suricata 7.0.3</text:p>
            <text:p text:style-name="P9">USAGE: suricata [OPTIONS] [BPF FILTER]</text:p>
            <text:p text:style-name="P9"/>
            <text:p text:style-name="P9"><text:tab/>-c &lt;path&gt; <text:s text:c="27"/>: path to configuration file</text:p>
            <text:p text:style-name="P9"><text:tab/>-T <text:s text:c="34"/>: test configuration file (use with -c)</text:p>
            <text:p text:style-name="P9"><text:tab/>-i &lt;dev or ip&gt; <text:s text:c="22"/>: run in pcap live mode</text:p>
            <text:p text:style-name="P9"><text:tab/>-F &lt;bpf filter file&gt; <text:s text:c="16"/>: bpf filter file</text:p>
            <text:p text:style-name="P9"><text:tab/>-r &lt;path&gt; <text:s text:c="27"/>: run in pcap file/offline mode</text:p>
            <text:p text:style-name="P9"><text:tab/>-q &lt;qid[:qid]&gt; <text:s text:c="22"/>: run in inline nfqueue mode (use colon to specify a range of queues)</text:p>
            <text:p text:style-name="P9"><text:tab/>-s &lt;path&gt; <text:s text:c="27"/>: path to signature file loaded in addition to suricata.yaml settings (optional)</text:p>
            <text:p text:style-name="P9"><text:tab/>-S &lt;path&gt; <text:s text:c="27"/>: path to signature file loaded exclusively (optional)</text:p>
            <text:p text:style-name="P9"><text:tab/>-l &lt;dir&gt; <text:s text:c="28"/>: default log directory</text:p>
            <text:p text:style-name="P9"><text:tab/>-D <text:s text:c="34"/>: run as daemon</text:p>
            <text:p text:style-name="P9"><text:tab/>-k [all|none] <text:s text:c="23"/>: force checksum check (all) or disabled it (none)</text:p>
            <text:p text:style-name="P9"><text:tab/>-V <text:s text:c="34"/>: display Suricata version</text:p>
            <text:p text:style-name="P9"><text:tab/>-v <text:s text:c="34"/>: be more verbose (use multiple times to increase verbosity)</text:p>
            <text:p text:style-name="P9"><text:tab/>--list-app-layer-protos <text:s text:c="13"/>: list supported app layer protocols</text:p>
            <text:p text:style-name="P9"><text:tab/>--list-keywords[=all|csv|&lt;kword&gt;] <text:s text:c="3"/>: list keywords implemented by the engine</text:p>
            <text:p text:style-name="P9"><text:tab/>--list-runmodes <text:s text:c="21"/>: list supported runmodes</text:p>
            <text:p text:style-name="P9"><text:tab/>--runmode &lt;runmode_id&gt; <text:s text:c="14"/>: specific runmode modification the engine should run. <text:s/>The argument</text:p>
            <text:p text:style-name="P9"><text:tab/> <text:s text:c="38"/>supplied should be the id for the runmode obtained by running</text:p>
            <text:p text:style-name="P9"><text:tab/> <text:s text:c="38"/>--list-runmodes</text:p>
            <text:p text:style-name="P9"><text:tab/>--engine-analysis <text:s text:c="19"/>: print reports on analysis of different sections in the engine and exit.</text:p>
            <text:p text:style-name="P9"><text:tab/> <text:s text:c="38"/>Please have a look at the conf parameter engine-analysis on what reports</text:p>
            <text:p text:style-name="P9"><text:tab/> <text:s text:c="38"/>can be printed</text:p>
            <text:p text:style-name="P9"><text:tab/>--pidfile &lt;file&gt; <text:s text:c="20"/>: write pid to this file</text:p>
            <text:p text:style-name="P9"><text:tab/>--init-errors-fatal <text:s text:c="17"/>: enable fatal failure on signature init error</text:p>
            <text:p text:style-name="P9"><text:tab/>--disable-detection <text:s text:c="17"/>: disable detection engine</text:p>
            <text:p text:style-name="P9"><text:tab/>--dump-config <text:s text:c="23"/>: show the running configuration</text:p>
            <text:p text:style-name="P9"><text:tab/>--dump-features <text:s text:c="21"/>: display provided features</text:p>
            <text:p text:style-name="P9"><text:tab/>--build-info <text:s text:c="24"/>: display build information</text:p>
            <text:p text:style-name="P9"><text:tab/>--pcap[=&lt;dev&gt;] <text:s text:c="22"/>: run in pcap mode, no value select interfaces from suricata.yaml</text:p>
            <text:p text:style-name="P9"><text:tab/>--pcap-file-continuous <text:s text:c="14"/>: when running in pcap mode with a directory, continue checking directory for pcaps until interrupted</text:p>
            <text:p text:style-name="P9"><text:tab/>--pcap-file-delete <text:s text:c="18"/>: when running in replay mode (-r with directory or file), will delete pcap files that have been processed when done</text:p>
            <text:p text:style-name="P9"><text:tab/>--pcap-file-recursive <text:s text:c="15"/>: will descend into subdirectories when running in replay mode (-r)</text:p>
            <text:p text:style-name="P9"><text:tab/>--pcap-buffer-size <text:s text:c="18"/>: size of the pcap buffer value from 0 - 2147483647</text:p>
            <text:p text:style-name="P9"><text:tab/>--dpdk <text:s text:c="30"/>: run in dpdk mode, uses interfaces from suricata.yaml</text:p>
            <text:p text:style-name="P9"><text:tab/>--af-packet[=&lt;dev&gt;] <text:s text:c="17"/>: run in af-packet mode, no value select interfaces from suricata.yaml</text:p>
            <text:p text:style-name="P9"><text:tab/>--af-xdp[=&lt;dev&gt;] <text:s text:c="20"/>: run in af-xdp mode, no value select interfaces from suricata.yaml</text:p>
            <text:p text:style-name="P9"><text:tab/>--simulate-ips <text:s text:c="22"/>: force engine into IPS mode. Useful for QA</text:p>
            <text:p text:style-name="P9"><text:tab/>--user &lt;user&gt; <text:s text:c="23"/>: run suricata as this user after init</text:p>
            <text:p text:style-name="P9"><text:tab/>--group &lt;group&gt; <text:s text:c="21"/>: run suricata as this group after init</text:p>
            <text:p text:style-name="P9"><text:tab/>--erf-in &lt;path&gt; <text:s text:c="21"/>: process an ERF file</text:p>
            <text:p text:style-name="P9"><text:tab/>--unix-socket[=&lt;file&gt;] <text:s text:c="14"/>: use unix socket to control suricata work</text:p>
            <text:p text:style-name="P9"><text:tab/>--reject-dev &lt;dev&gt; <text:s text:c="18"/>: send reject packets from this interface</text:p>
            <text:p text:style-name="P9"><text:tab/>--include &lt;path&gt; <text:s text:c="20"/>: additional configuration file</text:p>
            <text:p text:style-name="P9"><text:tab/>--set name=value <text:s text:c="20"/>: set a configuration value</text:p>
            <text:p text:style-name="P9"/>
            <text:p text:style-name="P9"/>
            <text:p text:style-name="P9">To run the engine with default configuration on interface eth0 with signature file "signatures.rules", run the command as:</text:p>
            <text:p text:style-name="P9"/>
            <text:p text:style-name="P9">suricata -c suricata.yaml -s signatures.rules -i eth0</text:p>
            <text:p text:style-name="P9"/>
            <text:p text:style-name="P9">ellie@ellie:~$ suricata -V</text:p>
            <text:p text:style-name="P9">This is Suricata version 7.0.3 RELEASE</text:p>
            <text:p text:style-name="P9"/>
          </table:table-cell>
        </table:table-row>
      </table:table>
      <text:p text:style-name="P11"/>
      <text:p text:style-name="P11"/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ellie@ellie:~$ sudo systemctl status suricata</text:p>
            <text:p text:style-name="P8">● suricata.service - Suricata IDS/IDP daemon</text:p>
            <text:p text:style-name="P8"><text:s text:c="5"/>Loaded: loaded (/usr/lib/systemd/system/suricata.service; enabled; preset: enabled)</text:p>
            <text:p text:style-name="P8"><text:s text:c="5"/>Active: active (running) since Fri 2025-05-02 17:21:11 UTC; 1s ago</text:p>
            <text:p text:style-name="P8"><text:s text:c="7"/>Docs: man:suricata(8)</text:p>
            <text:p text:style-name="P8"><text:s text:c="13"/>man:suricatasc(8)</text:p>
            <text:p text:style-name="P8"><text:s text:c="13"/>https://suricata.io/documentation/</text:p>
            <text:p text:style-name="P8"><text:s text:c="4"/>Process: 2480 ExecStart=/usr/bin/suricata -D --af-packet -c /etc/suricata/suricata.yaml --pidfile /run/suricata.pid (code=exit&gt;</text:p>
            <text:p text:style-name="P8"><text:s text:c="3"/>Main PID: 2481 (Suricata-Main)</text:p>
            <text:p text:style-name="P8"><text:s text:c="6"/>Tasks: 10 (limit: 28604)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7"><text:s text:c="3"/>28 <text:s/>sudo cp /etc/suricata/suricata.yaml /etc/suricata/suricata.yaml-orig</text:p>
            <text:p text:style-name="P7"><text:s text:c="3"/>29 <text:s/>sudo vi /etc/suricata/suricata.yaml</text:p>
            <text:p text:style-name="P7"><text:s text:c="3"/>30 <text:s/>sudo systemctl status suricata</text:p>
            <text:p text:style-name="P7"><text:s text:c="3"/>31 <text:s/>sudo systemctl start suricata</text:p>
            <text:p text:style-name="P7"><text:s text:c="3"/>32 <text:s/>sudo systemctl status suricata</text:p>
          </table:table-cell>
        </table:table-row>
      </table:table>
      <text:p text:style-name="P11"/>
      <text:p text:style-name="P11"/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ellie@ellie:~$ sudo suricata-update</text:p>
            <text:p text:style-name="P4">2/5/2025 -- 17:23:50 - &lt;Info&gt; -- Using data-directory /var/lib/suricata.</text:p>
            <text:p text:style-name="P4">2/5/2025 -- 17:23:50 - &lt;Info&gt; -- Using Suricata configuration /etc/suricata/suricata.yaml</text:p>
            <text:p text:style-name="P4">2/5/2025 -- 17:23:50 - &lt;Info&gt; -- Using /etc/suricata/rules for Suricata provided rules.</text:p>
            <text:p text:style-name="P4">2/5/2025 -- 17:23:50 - &lt;Info&gt; -- Found Suricata version 7.0.3 at /usr/bin/suricata.</text:p>
            <text:p text:style-name="P4">2/5/2025 -- 17:23:50 - &lt;Info&gt; -- Loading /etc/suricata/suricata.yaml</text:p>
            <text:p text:style-name="P4">2/5/2025 -- 17:23:50 - &lt;Info&gt; -- Disabling rules for protocol pgsql</text:p>
            <text:p text:style-name="P4">2/5/2025 -- 17:23:50 - &lt;Info&gt; -- Disabling rules for protocol modbus</text:p>
            <text:p text:style-name="P4">2/5/2025 -- 17:23:50 - &lt;Info&gt; -- Disabling rules for protocol dnp3</text:p>
            <text:p text:style-name="P4">2/5/2025 -- 17:23:50 - &lt;Info&gt; -- Disabling rules for protocol enip</text:p>
            <text:p text:style-name="P4">2/5/2025 -- 17:23:50 - &lt;Info&gt; -- No sources configured, will use Emerging Threats Open</text:p>
            <text:p text:style-name="P4">2/5/2025 -- 17:23:50 - &lt;Info&gt; -- Fetching https://rules.emergingthreats.net/open/suricata-7.0.3/emerging.rules.tar.gz.</text:p>
            <text:p text:style-name="P4"><text:s/>100% - 4901811/4901811</text:p>
            <text:p text:style-name="P4">2/5/2025 -- 17:23:52 - &lt;Info&gt; -- Done.</text:p>
            <text:p text:style-name="P4">2/5/2025 -- 17:23:52 - &lt;Info&gt; -- Loading distribution rule file /etc/suricata/rules/app-layer-events.rules</text:p>
            <text:p text:style-name="P4">2/5/2025 -- 17:23:52 - &lt;Info&gt; -- Loading distribution rule file /etc/suricata/rules/decoder-events.rules</text:p>
            <text:p text:style-name="P4">2/5/2025 -- 17:23:52 - &lt;Info&gt; -- Loading distribution rule file /etc/suricata/rules/dhcp-events.rules</text:p>
            <text:p text:style-name="P4">2/5/2025 -- 17:23:52 - &lt;Info&gt; -- Loading distribution rule file /etc/suricata/rules/dnp3-events.rules</text:p>
            <text:p text:style-name="P4">2/5/2025 -- 17:23:52 - &lt;Info&gt; -- Loading distribution rule file /etc/suricata/rules/dns-events.rules</text:p>
            <text:p text:style-name="P4">2/5/2025 -- 17:23:52 - &lt;Info&gt; -- Loading distribution rule file /etc/suricata/rules/files.rules</text:p>
            <text:p text:style-name="P4">2/5/2025 -- 17:23:52 - &lt;Info&gt; -- Loading distribution rule file /etc/suricata/rules/http-events.rules</text:p>
            <text:p text:style-name="P4">2/5/2025 -- 17:23:52 - &lt;Info&gt; -- Loading distribution rule file /etc/suricata/rules/ipsec-events.rules</text:p>
            <text:p text:style-name="P4">2/5/2025 -- 17:23:52 - &lt;Info&gt; -- Loading distribution rule file /etc/suricata/rules/kerberos-events.rules</text:p>
            <text:p text:style-name="P4">2/5/2025 -- 17:23:52 - &lt;Info&gt; -- Loading distribution rule file /etc/suricata/rules/modbus-events.rules</text:p>
            <text:p text:style-name="P4">2/5/2025 -- 17:23:52 - &lt;Info&gt; -- Loading distribution rule file /etc/suricata/rules/nfs-events.rules</text:p>
            <text:p text:style-name="P4">2/5/2025 -- 17:23:52 - &lt;Info&gt; -- Loading distribution rule file /etc/suricata/rules/ntp-events.rules</text:p>
            <text:p text:style-name="P4">2/5/2025 -- 17:23:52 - &lt;Info&gt; -- Loading distribution rule file /etc/suricata/rules/smb-events.rules</text:p>
            <text:p text:style-name="P4">2/5/2025 -- 17:23:52 - &lt;Info&gt; -- Loading distribution rule file /etc/suricata/rules/smtp-events.rules</text:p>
            <text:p text:style-name="P4">2/5/2025 -- 17:23:52 - &lt;Info&gt; -- Loading distribution rule file /etc/suricata/rules/stream-events.rules</text:p>
            <text:p text:style-name="P4">2/5/2025 -- 17:23:52 - &lt;Info&gt; -- Loading distribution rule file /etc/suricata/rules/tls-events.rules</text:p>
            <text:p text:style-name="P4">2/5/2025 -- 17:23:52 - &lt;Info&gt; -- Ignoring file rules/emerging-deleted.rules</text:p>
            <text:p text:style-name="P4">2/5/2025 -- 17:23:54 - &lt;Info&gt; -- Loaded 58733 rules.</text:p>
            <text:p text:style-name="P4">2/5/2025 -- 17:23:54 - &lt;Info&gt; -- Disabled 14 rules.</text:p>
            <text:p text:style-name="P4">2/5/2025 -- 17:23:54 - &lt;Info&gt; -- Enabled 0 rules.</text:p>
            <text:p text:style-name="P4">2/5/2025 -- 17:23:54 - &lt;Info&gt; -- Modified 0 rules.</text:p>
            <text:p text:style-name="P4">2/5/2025 -- 17:23:54 - &lt;Info&gt; -- Dropped 0 rules.</text:p>
            <text:p text:style-name="P4">2/5/2025 -- 17:23:55 - &lt;Info&gt; -- Enabled 136 rules for flowbit dependencies.</text:p>
            <text:p text:style-name="P4">2/5/2025 -- 17:23:55 - &lt;Info&gt; -- Backing up current rules.</text:p>
            <text:p text:style-name="P4">2/5/2025 -- 17:23:55 - &lt;Info&gt; -- Writing rules to /var/lib/suricata/rules/suricata.rules: total: 58733; enabled: 43211; added: 58733; removed 0; modified: 0</text:p>
            <text:p text:style-name="P4">2/5/2025 -- 17:23:55 - &lt;Info&gt; -- Writing /var/lib/suricata/rules/classification.config</text:p>
            <text:p text:style-name="P4">2/5/2025 -- 17:23:55 - &lt;Info&gt; -- Testing with suricata -T.</text:p>
            <text:p text:style-name="P4">2/5/2025 -- 17:24:19 - &lt;Info&gt; -- Done.</text:p>
            <text:p text:style-name="P4"/>
          </table:table-cell>
        </table:table-row>
      </table:table>
      <text:p text:style-name="P11"/>
      <text:h text:style-name="P3" text:outline-level="1">Next Steps 4 suricata</text:h>
      <text:p text:style-name="P14"><text:a xlink:type="simple" xlink:href="https://letsdefend.io/blog/how-to-install-and-configure-suricata-on-ubuntu" text:style-name="Internet_20_link" text:visited-style-name="Visited_20_Internet_20_Link">https://letsdefend.io/blog/how-to-install-and-configure-suricata-on-ubuntu</text:a></text:p>
      <text:p text:style-name="P13">start at “Understanding Suricata Rule set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pple Symbols" svg:font-family="'Apple Symbols'" style:font-pitch="variable"/>
    <style:font-face style:name="Arial Hebrew" svg:font-family="'Arial Hebrew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2:42:46.217063872</meta:creation-date>
    <meta:generator>LibreOffice/7.6.4.1$MacOSX_AARCH64 LibreOffice_project/e19e193f88cd6c0525a17fb7a176ed8e6a3e2aa1</meta:generator>
    <dc:date>2025-05-02T13:33:16.992384647</dc:date>
    <meta:editing-duration>PT50M30S</meta:editing-duration>
    <meta:editing-cycles>2</meta:editing-cycles>
    <meta:document-statistic meta:table-count="8" meta:image-count="0" meta:object-count="0" meta:page-count="12" meta:paragraph-count="644" meta:word-count="4189" meta:character-count="45689" meta:non-whitespace-character-count="40928"/>
  </office:meta>
</office:document-meta>
</file>